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b5faf1" officeooo:paragraph-rsid="0008a2ac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b4702" officeooo:paragraph-rsid="0008a2ac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5faf1" officeooo:paragraph-rsid="0008a2ac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63ba4" officeooo:paragraph-rsid="0008a2ac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5986a" officeooo:paragraph-rsid="0008a2ac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79d7b" officeooo:paragraph-rsid="0008a2ac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8bc36" officeooo:paragraph-rsid="0008a2ac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901a0" officeooo:paragraph-rsid="0008a2ac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ad7ae" officeooo:paragraph-rsid="0008a2ac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0b63ba4" officeooo:paragraph-rsid="0008a2ac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font-variant="normal" fo:text-transform="none" fo:color="#000000" style:font-name="Dudu Cyryllic" fo:font-size="12pt" fo:letter-spacing="normal" fo:font-style="normal" fo:font-weight="normal" officeooo:rsid="00b63ba4" officeooo:paragraph-rsid="0008a2ac" style:font-size-asian="12pt" style:font-weight-asian="normal" style:font-size-complex="12pt" style:font-weight-complex="normal"/>
    </style:style>
    <style:style style:name="T1" style:family="text">
      <style:text-properties officeooo:rsid="01d2681b"/>
    </style:style>
    <style:style style:name="T2" style:family="text">
      <style:text-properties officeooo:rsid="0149fee7"/>
    </style:style>
    <style:style style:name="T3" style:family="text">
      <style:text-properties officeooo:rsid="03624527"/>
    </style:style>
    <style:style style:name="T4" style:family="text">
      <style:text-properties officeooo:rsid="01d1de19"/>
    </style:style>
    <style:style style:name="T5" style:family="text">
      <style:text-properties officeooo:rsid="0148617d"/>
    </style:style>
    <style:style style:name="T6" style:family="text">
      <style:text-properties officeooo:rsid="00b63ba4"/>
    </style:style>
    <style:style style:name="T7" style:family="text">
      <style:text-properties officeooo:rsid="00b79d7b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bc3e5d"/>
    </style:style>
    <style:style style:name="T11" style:family="text">
      <style:text-properties officeooo:rsid="03636fc4"/>
    </style:style>
    <style:style style:name="T12" style:family="text">
      <style:text-properties officeooo:rsid="00bad7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Перед выдачей дипломов и распределений, выпускников всех факультетов собрали в актовом зале Нового корпуса. Малость потрандели про честь НГПИ, которую надо держать там, где окажемся <text:span text:style-name="T3">по распределению</text:span>. </text:p>
      <text:p text:style-name="P3">Потом на сцену поднялся чернявый незнакомец и сказал, что кажд<text:span text:style-name="T4">ому</text:span> из нас на входе в зал <text:span text:style-name="T4">выдали</text:span> лист бумаги и карандаш.</text:p>
      <text:p text:style-name="P3"><text:span text:style-name="T3">Следует признать, что н</text:span>е всё ещё хорошо и правильно в наших школах и сейчас нужно <text:span text:style-name="T5">на</text:span>писать <text:span text:style-name="T5">о том, </text:span>что нам, <text:span text:style-name="T3">выпускникам,</text:span> не понравилось во время <text:span text:style-name="T4">школьных </text:span>практик, или даже когда мы сами ещё учились. <text:span text:style-name="T6">Когда какой-нибудь педагог неправильно повёл себя, на наш взгляд, или высказывался неправильно. Начинать такими словами «А ещё помню как...», а дальше оно само пойдёт.</text:span></text:p>
      <text:p text:style-name="P4">Он закончил <text:span text:style-name="T4">свой </text:span>инструк<text:span text:style-name="T4">таж</text:span> и мне стало ясно насколько я отстал от жизни. <text:s/></text:p>
      <text:p text:style-name="P4"><text:span text:style-name="T5">В </text:span>КГБ <text:span text:style-name="T5">перешли на</text:span> конвейерное производство шестёрок. Сотни сексотов в один <text:span text:style-name="T7">присест</text:span>! </text:p>
      <text:p text:style-name="P5">И без каких-либо наживок в виде разведшколы.</text:p>
      <text:p text:style-name="P11"/>
      <text:p text:style-name="P10"><text:span text:style-name="T5">(… в каждом из нас сидит запуганный зверёк и логично мыслит: «н</text:span>е напишу — а вдруг диплом не выдадут или зашлют в дыру дальше некуда?</text:p>
      <text:p text:style-name="P10">Ладно, напишу: «один раз — не пидарас».</text:p>
      <text:p text:style-name="P10">А именно с этого раза и начинается. Потом, в той дыре, подойдут <text:span text:style-name="T2">и </text:span>сочинение это покажут, ещё чевой-то продиктуют...<text:span text:style-name="T2">)</text:span></text:p>
      <text:p text:style-name="P10"/>
      <text:p text:style-name="P4">Ладно, бляди, напишу!</text:p>
      <text:p text:style-name="P4">В спинку каждого столика в актовом зале <text:s/>вделана <text:span text:style-name="T4">такая</text:span>, типа, досочка из пластмассы. Отстёгивешь в переднем кресле и — пиши на ней.</text:p>
      <text:p text:style-name="P4">Я отстегнул и написал.</text:p>
      <text:p text:style-name="P4">«А ещё помню как в четвёртом классе моя классная руководительница, Серафима Сергеевна, сказала: «Молодец, Сергейка! Ты больше всех принёс макулатуры!» и меня переполнила гордость и радость.»</text:p>
      <text:p text:style-name="P10"/>
      <text:p text:style-name="P10"><text:span text:style-name="T2">(...э</text:span>тот <text:span text:style-name="T3">заключительный </text:span>донос в КГБ я подписал своим настоящим именем <text:span text:style-name="T7">и горжусь им поныне</text:span>...<text:span text:style-name="T2">)</text:span></text:p>
      <text:p text:style-name="P10"/>
      <text:p text:style-name="P6">Великое открытие Карла Маркса по поводу возникновения прибавочной стоимости осталось, к сожалению, половинчатым.</text:p>
      <text:p text:style-name="P6">Он верно отметил, что часть рабочего времени работник пашет на себя, а другую часть на хозяина, но это далеко не всё — главный подвох в том, что невозможно определить на кого конкретно он пашет в ту или <text:s/>иную долю той или иной секунды.</text:p>
      <text:p text:style-name="P6">И эта недооткрытая Марксом истина приложима не только к способам производства, но и <text:span text:style-name="T3">к </text:span>любой другой сфере <text:s/>человеческой деятельности.</text:p>
      <text:p text:style-name="P6">(<text:span text:style-name="T8">Успели записать? Ну, дописывайте, пока я открою вторую бутылку...</text:span>)</text:p>
      <text:p text:style-name="P7">Отсюда вытекает, что в мире нет плохих людей, но не существует и хороших. Добро от зла отделяет <text:span text:style-name="T2">неуловимая </text:span>доля секунды.</text:p>
      <text:p text:style-name="P7"><text:span text:style-name="T1">По-твоему, о</text:span>н — <text:s/>хороший человек? Наивненький ты мой! Да <text:s/>просто ты ему подвернулся в правильную долю секунды. На полмгновенья раньше или позже и этот вампир оставил бы тебя бездыханным трупом с насухо высосанной кровяной системой и обглоданными лимфатическими узлами!</text:p>
      <text:p text:style-name="P7">Или те же ведьмы, которых пачками жгли на кострах освещая мрак средневековья. Мракобесы не понимали, что горят вовсе не те и совсем не в ту секунду.</text:p>
      <text:p text:style-name="P7">И так всегда — на костре, на колу, на гильотине, на электрическом стуле, в петле, у стенки; да как угодно! <text:s/>— казнят всегда невинных. </text:p>
      <text:p text:style-name="P7"><text:soft-page-break/>Это — не те; те — не эти. </text:p>
      <text:p text:style-name="P7">Но даже и те, в миг злодеяния, всего лишь исполняли приказ.</text:p>
      <text:p text:style-name="P7">Чей? На кого пахал?</text:p>
      <text:p text:style-name="P7"><text:span text:style-name="T10">Да знай я</text:span> ответ, разве б я <text:span text:style-name="T9">тут</text:span> жил?</text:p>
      <text:p text:style-name="P7">Ясно одно — от исполнителя до дона мафии тянется цепочка из нескольких звеньев, отследить которую, практически, невозможно. Потому что, перефразируя излюбленное выражение моего дяди Вади, которое он вынес с уроков истории в средней школе, — «зомби моего зомби — не мой зомби».</text:p>
      <text:p text:style-name="P7"/>
      <text:p text:style-name="P7">Услышав твой душераздирающий крик из спальни, я поспешил туда и успел как раз вовремя. Ты надрывалась в коляске под распахнутой форточкой окна, а твоя бабушка склонялась над тобой <text:span text:style-name="T1">и </text:span>льстиво уговарива<text:span text:style-name="T1">ла</text:span>:</text:p>
      <text:p text:style-name="P7">- Ангелочек! Ангелочек!</text:p>
      <text:p text:style-name="P7">И ты буквально разрывалась от крика.</text:p>
      <text:p text:style-name="P7">- Гаина Михайловна! Это не ангелочек, а девочка!</text:p>
      <text:p text:style-name="P8">В ответном взгляде тёщи мелькнул отблеск злобы пославшего её, но аргументировано опровергнуть моё утверждение она не могла и молча вышла.</text:p>
      <text:p text:style-name="P8">Я точно знал, что уговаривать ребёнка с неокрепшей психикой, ещё плохо ориентирующегося в мире — неправильно. Да ещё <text:span text:style-name="T2">при</text:span> открытой форточк<text:span text:style-name="T2">е</text:span>! Типа, лети туда, где хорошо, где порхают такие же ангелочки!</text:p>
      <text:p text:style-name="P8">Я начал убеждать тебя, что <text:span text:style-name="T2">ты </text:span>девочка Лилечка, а никакой не ангелочек.</text:p>
      <text:p text:style-name="P8">Ты всё ещё плакала, но уже не так истошно — душа не пыталась <text:span text:style-name="T11">вы</text:span>рваться <text:span text:style-name="T11">из</text:span> тела...</text:p>
      <text:p text:style-name="P8">Но что же не так? </text:p>
      <text:p text:style-name="P8">Я переложил тебя на постель и раскрыл пелёнку. Ты плакала, выгибаясь младенческим тельцем. </text:p>
      <text:p text:style-name="P8">Причина обнаружилась на подошвах крошечных ступней — их покрывал белесый паутинный налёт той же фактуры, как у пушинок метивших моё пальто. </text:p>
      <text:p text:style-name="P8">Я снял его с обеих ножек.</text:p>
      <text:p text:style-name="P8"><text:s/>Изумлённо распахнув свои синие глаза, ты умолкла.</text:p>
      <text:p text:style-name="P8">Я снова запеленал тебя и отнёс в коляску. Ты уснула.</text:p>
      <text:p text:style-name="P8"/>
      <text:p text:style-name="P8">Твои пелёнки гладил я, чтоб всё держать под бдительным контролем.</text:p>
      <text:p text:style-name="P8">И я же развешивал стирку на общих верёвках во дворе. </text:p>
      <text:p text:style-name="P8">Они солнцеобразно расходились от центрального столба, <text:span text:style-name="T1">как спицы от маточины в колесе</text:span>. </text:p>
      <text:p text:style-name="P8"><text:span text:style-name="T1">Под ними</text:span> я узнал, что в этом мире у меня есть союзники.</text:p>
      <text:p text:style-name="P8"><text:span text:style-name="T11">В одиночку вряд ли бы я решил проблему о том, как </text:span><text:s text:c="2"/>правильнее развешивать пелёнки — изнанкой <text:s/>или лицом на верёвку?</text:p>
      <text:p text:style-name="P8"><text:span text:style-name="T11">Одну</text:span> я повесил так, вторую эдак. И тут с небес, на столб <text:span text:style-name="T1">по</text:span> центр<text:span text:style-name="T1">у,</text:span> спустился белый голубь и протестующе взворковал...</text:p>
      <text:p text:style-name="P8">Спасибо, друг! Буду знать!</text:p>
      <text:p text:style-name="P8">С тех пор <text:s/>пелёнки я <text:span text:style-name="T11">раз</text:span>веш<text:span text:style-name="T11">ив</text:span>ал <text:span text:style-name="T11">исключительно</text:span> лицевой стороной к верёвке.</text:p>
      <text:p text:style-name="P8"/>
      <text:p text:style-name="P8">Жомнир вдруг утратил интерес к моим переводам Моэма; перестал жизнерадостно грозиться повезти их в Киев на «засватання», начал вяло пояснять, что нужно учитывать коньюктуру. <text:s/><text:span text:style-name="T12">На будущий год исполняется столетие со дня рождения другого английского писателя. Было бы легче. А Моэм, вообще-то, голубой...</text:span></text:p>
      <text:p text:style-name="P9">Ну, допустим, переводя рассказ про самоубийцу пианиста я и сам слегка догадался о его голубизне. Однако, в какой сточной канаве был бы сейчас этот мир без голубого Чайковского? </text:p>
      <text:p text:style-name="P9">Или Моэм, или ничего!</text:p>
      <text:p text:style-name="P9"><text:span text:style-name="T1">Александр Васильевич</text:span> пожал плечами.</text:p>
      <text:p text:style-name="P9">В гостиной на Красных партизан, я, в присутствии Гаины Михайловны, пожаловался Ире <text:span text:style-name="T1">о</text:span> <text:soft-page-break/>двурушничеств<text:span text:style-name="T1">е</text:span> Жомнира. Они <text:span text:style-name="T1">обе </text:span>знали о моих неясных намерениях стать литературным переводчиком.</text:p>
      <text:p text:style-name="P9">Ира заохала, а тёща, без комментариев, вышла и вернулась с пудреницей. </text:p>
      <text:p text:style-name="P9">Она открыла её, припудрила лицо перед зеркалом шкафа и так же молча унесла обратно.</text:p>
      <text:p text:style-name="P9">Всё.</text:p>
      <text:p text:style-name="P9">Вечером в дверь квартиры позвонил Жомнир и пригласил меня выйти во двор.</text:p>
      <text:p text:style-name="P9">У дверей подъезда стоял его велосипед. Под тёмной листвой густых вишен, <text:span text:style-name="T1">позади общих бельевых верёвок,</text:span> уже собирались сумерки и ползли к <text:span text:style-name="T1">развешанным стиркам</text:span>. </text:p>
      <text:p text:style-name="P9">От предыдущей пятиэтажки № <text:span text:style-name="T11">24 </text:span><text:s/>группа «Eagles» выдавала «Отель Калифорния»:</text:p>
      <text:p text:style-name="P9"><text:span text:style-name="T8"><text:tab/><text:tab/><text:tab/>Warm smell of colitas rising up in the air..</text:span>.</text:p>
      <text:p text:style-name="P9"/>
      <text:p text:style-name="P9">Тогда я ещё не знал до чего трагически жуткий <text:span text:style-name="T1">финал</text:span> <text:span text:style-name="T2">в этой песне</text:span>, а просто балдел от гитарной партии...</text:p>
      <text:p text:style-name="P9">Жомнир явно завидовал окружающей атмосфере, но перешёл к делу — мои переводы уже не черновик, но всё ещё «серовик». Он не настаивает на смене автора, но пусть это станет беловиком.</text:p>
      <text:p text:style-name="P9">Он уехал, а я уважительно восхитился мастерству старой школы. </text:p>
      <text:p text:style-name="P9">Пускай они понятия не имеют о программировании через текст и наивно верят в чары варёной колбасы, но <text:span text:style-name="T1">всего </text:span>одним припудриванием взять Жомнира за жабры!.. </text:p>
      <text:p text:style-name="P9">Ай, да тёща!</text:p>
      <text:p text:style-name="P9"/>
      <text:p text:style-name="P9">Пелёнки я гладил не только из охранных соображений, но и чтоб время скоротать.</text:p>
      <text:p text:style-name="P9">Ира, как мать с ребёнком, освобождалась от отработки за диплом. Меня распределили куда-то в Закарпатье, но я не очень-то вникал куда, потому что работать в школе не собирался нигде и никогда.</text:p>
      <text:p text:style-name="P9">Гаина Михайловна — раз уж я такой храбрый — подала идею последовать примеру комсомольцев былых поколений — они <text:s/>безоглядно отправлялись строить новые города, которых и на карте ещё нет. Вот, кстати, статья в газете, что возле Одессы строится город-порт Южный.</text:p>
      <text:p text:style-name="P2">Было принято решение, что я отправлюсь туда, когда тебе исполнится один месяц, потому что Ире пока одной трудно. </text:p>
      <text:p text:style-name="P2">Вот я и коротал предстартовый месяц пелёнками и прогулками с коляской, в которой спала ты. </text:p>
      <text:p text:style-name="P2">Только мне настрого <text:span text:style-name="T1">запретили</text:span> опускать верх с наброшенной тюлью, чтоб не сглазили. А когда ты пройдёшь медосмотр в конце месяца, тюль можно снять и ограничиваться о<text:span text:style-name="T2">бычной</text:span> булавкой против сглаз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8:25:55.677542310</meta:creation-date>
    <dc:date>2017-03-02T18:26:01.379376766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72" meta:word-count="1207" meta:character-count="7688" meta:non-whitespace-character-count="6498"/>
    <meta:generator>LibreOffice/4.3.3.2$Linux_x86 LibreOffice_project/430m0$Build-2</meta:generator>
  </office:meta>
</office:document-meta>
</file>